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632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4cm" svg:y="10.624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7.517cm" svg:height="13.967cm" svg:x="1.544cm" svg:y="2.49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&lt;Item&gt;:</text:span></text:p>
          <text:p text:style-name="P1"><text:span text:style-name="T2">　辞書登録されている属性名</text:span></text:p>
          <text:p text:style-name="P1"><text:span text:style-name="T2">- </text:span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text:p text:style-name="P1"><text:span text:style-name="T2">- </text:span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8.7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5" draw:text-style-name="P2" draw:layer="layout" svg:width="17.178cm" svg:height="4.061cm" svg:x="3.756cm" svg:y="14.121cm">
          <text:p/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5" draw:text-style-name="P2" draw:layer="layout" svg:width="8.127cm" svg:height="1.775cm" svg:x="3.731cm" svg:y="12.148cm">
          <text:p/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15.844cm" svg:height="3.299cm" svg:x="0.782cm" svg:y="11.4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20.527cm" svg:height="4.821cm" svg:x="0.767cm" svg:y="4.501cm">
          <text:p text:style-name="P1"><text:span text:style-name="T2">- </text:span><text:span text:style-name="T2">より高度な操作に対応するため”オペレータ”の概念を導入</text:span></text:p>
          <text:p text:style-name="P1"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（項参照は言語構造そのものなのでオペレータではない）</text:span></text:p>
          <text:p text:style-name="P1"><text:span text:style-name="T2">- </text:span><text:span text:style-name="T2">それ以外の効果をもたらすものも、場合によってはオペレータとする</text:span></text:p>
          <text:p text:style-name="P1"><text:span text:style-name="T2">- </text:span><text:span text:style-name="T2">今まで関数としていたものはあらたにオペレータと呼ぶ</text:span></text:p>
          <text:p text:style-name="P1"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6.886cm" svg:y="4.64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364cm" svg:y="7.637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5.763cm" svg:height="0.843cm" svg:x="1.417cm" svg:y="4.658cm">
          <text:p text:style-name="P1"><text:span text:style-name="T4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1cm" svg:height="1.013cm" svg:x="3.17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7.11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7.629cm" svg:height="1.435cm" svg:x="1.171cm" svg:y="4.299cm">
          <text:p text:style-name="P1"><text:span text:style-name="T7">(#10$FILE$("data.ns3.csv"),</text:span></text:p>
          <text:p text:style-name="P1"><text:span text:style-name="T7">$:#10$</text:span><text:span text:style-name="T4">(#1[2],#2[2],#3[2],#4[4,2])</text:span><text:span text:style-name="T7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3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10.711cm" svg:height="0.843cm" svg:x="1.165cm" svg:y="7.425cm">
          <text:p text:style-name="P1"><text:span text:style-name="T4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2" draw:layer="layout" svg:width="3.046cm" svg:height="0.843cm" svg:x="1.165cm" svg:y="4.313cm">
          <text:p text:style-name="P1"><text:span text:style-name="T4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1.635cm" svg:height="0.843cm" svg:x="1.165cm" svg:y="7.425cm">
          <text:p text:style-name="P1"><text:span text:style-name="T4">$PI$(</text:span><text:span text:style-name="T7">$%$</text:span><text:span text:style-name="T4">(Length,Weight),Quantity($#4,</text:span><text:span text:style-name="T7">$%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:#10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5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2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2" draw:layer="layout" svg:width="5.335cm" svg:height="0.843cm" svg:x="1.1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029cm" svg:height="2.026cm" svg:x="1.171cm" svg:y="4.299cm">
          <text:p text:style-name="P1"><text:span text:style-name="T7">(#10$FILE$("data.ns3.csv"),</text:span></text:p>
          <text:p text:style-name="P1"><text:span text:style-name="T7">#11$FILE$("num.csv"),</text:span></text:p>
          <text:p text:style-name="P1"><text:span text:style-name="T7">$:#10$</text:span><text:span text:style-name="T4">(#1[2],#2[2],#3[2],#4</text:span><text:span text:style-name="T7">$:#11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2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2T11">
        <draw:custom-shape draw:name="テキスト ボックス 3" draw:style-name="gr1" draw:text-style-name="P6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8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2.619cm" svg:x="16.361cm" svg:y="4.402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13.035cm" svg:height="0.843cm" svg:x="1.165cm" svg:y="7.425cm">
          <text:p text:style-name="P1"><text:span text:style-name="T4">$PI$(</text:span><text:span text:style-name="T7">$BIND$</text:span><text:span text:style-name="T4">(Length,Weight),Quantity($#4,</text:span><text:span text:style-name="T7">$BIND$</text:span><text:span text:style-name="T4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6.235cm" svg:height="1.435cm" svg:x="1.165cm" svg:y="4.313cm">
          <text:p text:style-name="P1"><text:span text:style-name="T7">((#10$FILE$("num.csv"),</text:span></text:p>
          <text:p text:style-name="P1"><text:span text:style-name="T7">$BIND:#10[]$</text:span><text:span text:style-name="T4">([4](#4[2]))</text:span><text:span text:style-name="T7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4.246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5">次期仕様</text:span><text:span text:style-name="T5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6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6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6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6" draw:text-style-name="P6" draw:layer="layout" svg:width="4.239cm" svg:height="4.395cm" svg:x="19.005cm" svg:y="4.288cm">
          <text:p text:style-name="P1"><text:span text:style-name="T4">Length,Weight</text:span></text:p>
          <text:p text:style-name="P1"><text:span text:style-name="T4">Quantity,Quantity</text:span></text:p>
          <text:p text:style-name="P1"><text:span text:style-name="T4">mm,kg</text:span></text:p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335cm" svg:height="0.843cm" svg:x="0.971cm" svg:y="7.732cm">
          <text:p text:style-name="P1"><text:span text:style-name="T4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11.629cm" svg:height="1.435cm" svg:x="0.871cm" svg:y="4.299cm">
          <text:p text:style-name="P1"><text:span text:style-name="T7">(#10$FILE$("data.ns3.csv"),#11$FILE$("num.csv"),</text:span></text:p>
          <text:p text:style-name="P1"><text:span text:style-name="T7">$BIND:#10[]$</text:span><text:span text:style-name="T4">(#1[2],#2[2],#3[2],#4</text:span><text:span text:style-name="T7">$BIND:#11[]$</text:span><text:span text:style-name="T4">[4,2])</text:span><text:span text:style-name="T7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7" draw:text-style-name="P6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6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6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6" draw:text-style-name="P6" draw:layer="layout" svg:width="4.239cm" svg:height="2.619cm" svg:x="13.402cm" svg:y="4.261cm">
          <text:p text:style-name="P1"><text:span text:style-name="T4">300,100</text:span></text:p>
          <text:p text:style-name="P1"><text:span text:style-name="T4">320,102</text:span></text:p>
          <text:p text:style-name="P1"><text:span text:style-name="T4">302,101</text:span></text:p>
          <text:p text:style-name="P1"><text:span text:style-name="T4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6" draw:layer="layout" svg:width="4.246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4cm" svg:y="0.118cm">
          <draw:text-box>
            <text:p><text:span text:style-name="T3">要検討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6">6/16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2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16">6/16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2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86</meta:editing-cycles>
    <meta:creation-date>2020-04-16T04:11:41</meta:creation-date>
    <dc:date>2020-06-16T18:07:20.155964088</dc:date>
    <meta:editing-duration>PT5H21M46S</meta:editing-duration>
    <meta:generator>LibreOffice/5.3.6.1$Linux_X86_64 LibreOffice_project/30$Build-1</meta:generator>
    <meta:document-statistic meta:object-count="168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